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Pictures/TablePreview1.svm" manifest:media-type="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3f10"/>
    </style:style>
    <style:style style:name="P2" style:family="paragraph" style:parent-style-name="Standard">
      <style:paragraph-properties fo:text-align="center" style:justify-single-word="false"/>
      <style:text-properties officeooo:paragraph-rsid="001caa9b"/>
    </style:style>
    <style:style style:name="P3" style:family="paragraph" style:parent-style-name="Standard">
      <style:text-properties officeooo:rsid="00121754" officeooo:paragraph-rsid="00121754"/>
    </style:style>
    <style:style style:name="P4" style:family="paragraph" style:parent-style-name="Standard">
      <style:text-properties officeooo:rsid="00121754" officeooo:paragraph-rsid="00113f10"/>
    </style:style>
    <style:style style:name="P5" style:family="paragraph" style:parent-style-name="Standard">
      <style:text-properties officeooo:rsid="0015da03" officeooo:paragraph-rsid="0015da03"/>
    </style:style>
    <style:style style:name="P6" style:family="paragraph" style:parent-style-name="Standard">
      <style:text-properties officeooo:rsid="0016577c" officeooo:paragraph-rsid="0016577c"/>
    </style:style>
    <style:style style:name="P7" style:family="paragraph" style:parent-style-name="Standard">
      <style:text-properties officeooo:rsid="001caa9b" officeooo:paragraph-rsid="001caa9b"/>
    </style:style>
    <style:style style:name="P8" style:family="paragraph" style:parent-style-name="Standard">
      <style:text-properties officeooo:rsid="0020c045" officeooo:paragraph-rsid="0020c045"/>
    </style:style>
    <style:style style:name="P9" style:family="paragraph" style:parent-style-name="Standard">
      <style:text-properties officeooo:rsid="0025a247" officeooo:paragraph-rsid="0025a247"/>
    </style:style>
    <style:style style:name="P10" style:family="paragraph" style:parent-style-name="Standard">
      <style:text-properties officeooo:rsid="0025a247" officeooo:paragraph-rsid="0026d300"/>
    </style:style>
    <style:style style:name="P11" style:family="paragraph" style:parent-style-name="Standard">
      <style:text-properties officeooo:rsid="002a41e4" officeooo:paragraph-rsid="002a41e4"/>
    </style:style>
    <style:style style:name="P12" style:family="paragraph" style:parent-style-name="Standard">
      <style:text-properties officeooo:rsid="0025a247" officeooo:paragraph-rsid="0033835c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113f10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1a2767" style:font-size-asian="14pt" style:font-size-complex="14pt"/>
    </style:style>
    <style:style style:name="T3" style:family="text">
      <style:text-properties style:font-name="Liberation Serif" fo:font-size="14pt" style:text-underline-style="solid" style:text-underline-width="auto" style:text-underline-color="font-color" officeooo:rsid="0022e339" style:font-size-asian="14pt" style:font-size-complex="14pt"/>
    </style:style>
    <style:style style:name="T4" style:family="text">
      <style:text-properties style:font-name="Liberation Serif" fo:font-size="14pt" style:text-underline-style="solid" style:text-underline-width="auto" style:text-underline-color="font-color" officeooo:rsid="002d585b" style:font-size-asian="14pt" style:font-size-complex="14pt"/>
    </style:style>
    <style:style style:name="T5" style:family="text">
      <style:text-properties style:font-name="Liberation Serif" officeooo:rsid="001caa9b"/>
    </style:style>
    <style:style style:name="T6" style:family="text">
      <style:text-properties style:font-name="Liberation Serif" officeooo:rsid="0020c045"/>
    </style:style>
    <style:style style:name="T7" style:family="text">
      <style:text-properties style:font-name="Liberation Serif" officeooo:rsid="0021b031"/>
    </style:style>
    <style:style style:name="T8" style:family="text">
      <style:text-properties style:font-name="Liberation Serif" officeooo:rsid="0022e339"/>
    </style:style>
    <style:style style:name="T9" style:family="text">
      <style:text-properties style:font-name="Liberation Serif" officeooo:rsid="00358e57"/>
    </style:style>
    <style:style style:name="T10" style:family="text">
      <style:text-properties officeooo:rsid="0013f5c1"/>
    </style:style>
    <style:style style:name="T11" style:family="text">
      <style:text-properties officeooo:rsid="0016577c"/>
    </style:style>
    <style:style style:name="T12" style:family="text">
      <style:text-properties officeooo:rsid="0017bace"/>
    </style:style>
    <style:style style:name="T13" style:family="text">
      <style:text-properties officeooo:rsid="00196b34"/>
    </style:style>
    <style:style style:name="T14" style:family="text">
      <style:text-properties officeooo:rsid="001e5134"/>
    </style:style>
    <style:style style:name="T15" style:family="text">
      <style:text-properties officeooo:rsid="001e8c70"/>
    </style:style>
    <style:style style:name="T16" style:family="text">
      <style:text-properties officeooo:rsid="001f962f"/>
    </style:style>
    <style:style style:name="T17" style:family="text">
      <style:text-properties officeooo:rsid="0020c045"/>
    </style:style>
    <style:style style:name="T18" style:family="text">
      <style:text-properties officeooo:rsid="0021a166"/>
    </style:style>
    <style:style style:name="T19" style:family="text">
      <style:text-properties officeooo:rsid="0021a43a"/>
    </style:style>
    <style:style style:name="T20" style:family="text">
      <style:text-properties officeooo:rsid="0022e339"/>
    </style:style>
    <style:style style:name="T21" style:family="text">
      <style:text-properties officeooo:rsid="0023f387"/>
    </style:style>
    <style:style style:name="T22" style:family="text">
      <style:text-properties officeooo:rsid="0026d300"/>
    </style:style>
    <style:style style:name="T23" style:family="text">
      <style:text-properties officeooo:rsid="00288e49"/>
    </style:style>
    <style:style style:name="T24" style:family="text">
      <style:text-properties officeooo:rsid="002b788c"/>
    </style:style>
    <style:style style:name="T25" style:family="text">
      <style:text-properties officeooo:rsid="002ba8a7"/>
    </style:style>
    <style:style style:name="T26" style:family="text">
      <style:text-properties officeooo:rsid="002c1187"/>
    </style:style>
    <style:style style:name="T27" style:family="text">
      <style:text-properties officeooo:rsid="002d585b"/>
    </style:style>
    <style:style style:name="T28" style:family="text">
      <style:text-properties officeooo:rsid="002de409"/>
    </style:style>
    <style:style style:name="T29" style:family="text">
      <style:text-properties officeooo:rsid="002ee0e4"/>
    </style:style>
    <style:style style:name="T30" style:family="text">
      <style:text-properties officeooo:rsid="002f09ba"/>
    </style:style>
    <style:style style:name="T31" style:family="text">
      <style:text-properties officeooo:rsid="0032fc6c"/>
    </style:style>
    <style:style style:name="T32" style:family="text">
      <style:text-properties officeooo:rsid="0033835c"/>
    </style:style>
    <style:style style:name="T33" style:family="text">
      <style:text-properties officeooo:rsid="00356dbd"/>
    </style:style>
    <style:style style:name="T34" style:family="text">
      <style:text-properties officeooo:rsid="00358e5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>Agentic</text:span></text:span><text:span text:style-name="Source_20_Text"><text:span text:style-name="T1"> </text:span></text:span><text:span text:style-name="Source_20_Text"><text:span text:style-name="T2">Systems Architecture </text:span></text:span><text:span text:style-name="Source_20_Text"><text:span text:style-name="T4">(ASA)</text:span></text:span></text:p>
      <text:p text:style-name="P2"><text:span text:style-name="Source_20_Text"><text:span text:style-name="T5">(</text:span></text:span><text:span text:style-name="Source_20_Text"><text:span text:style-name="T7">human </text:span></text:span><text:span text:style-name="Source_20_Text"><text:span text:style-name="T9">and </text:span></text:span><text:span text:style-name="Source_20_Text"><text:span text:style-name="T7">computer</text:span></text:span><text:span text:style-name="Source_20_Text"><text:span text:style-name="T5"> </text:span></text:span><text:span text:style-name="Source_20_Text"><text:span text:style-name="T6">a</text:span></text:span><text:span text:style-name="Source_20_Text"><text:span text:style-name="T5">nalog</text:span></text:span><text:span text:style-name="Source_20_Text"><text:span text:style-name="T8">s</text:span></text:span><text:span text:style-name="Source_20_Text"><text:span text:style-name="T5">)</text:span></text:span></text:p>
      <text:p text:style-name="P4"/>
      <text:p text:style-name="P4"><draw:frame draw:style-name="fr1" draw:name="Object1" text:anchor-type="char" svg:width="7.0744in" svg:height="2.3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span text:style-name="T18">Agentic </text:span>Systems Architecture: <text:span text:style-name="T31">universal </text:span><text:span text:style-name="T34">meta-</text:span><text:span text:style-name="T31">framework of</text:span><text:span text:style-name="T17"> </text:span><text:span text:style-name="T18">autonomous </text:span><text:span text:style-name="T19">agent</text:span><text:span text:style-name="T25">s</text:span><text:span text:style-name="T18"> (real and fictitious)</text:span>.</text:p>
      <text:p text:style-name="P8"><text:span text:style-name="T21">Operational</text:span> Stacks: levels of <text:span text:style-name="T21">functional </text:span>abstraction <text:span text:style-name="T18">(</text:span><text:span text:style-name="T34">for </text:span>human<text:span text:style-name="T34">s</text:span> <text:span text:style-name="T25">and </text:span>computer<text:span text:style-name="T34">s</text:span><text:span text:style-name="T18">)</text:span>.</text:p>
      <text:p text:style-name="P3">Beliefs: <text:span text:style-name="T14">cognitive </text:span><text:span text:style-name="T18">(thoughts/feelings) </text:span><text:span text:style-name="T14">map of reality</text:span> (<text:span text:style-name="T14">worldview</text:span>) <text:span text:style-name="T31">[conclusions]</text:span>.</text:p>
      <text:p text:style-name="P5">Language<text:span text:style-name="T12">s</text:span>: <text:span text:style-name="T14">symbols, </text:span>s<text:span text:style-name="T11">yntax,</text:span> semantics, <text:span text:style-name="T15">tone, gestures (narratives, </text:span><text:span text:style-name="T25">scripts</text:span><text:span text:style-name="T15">)</text:span>.</text:p>
      <text:p text:style-name="P3">Strategy: <text:span text:style-name="T15">causal framework of </text:span>action <text:span text:style-name="T14">principles </text:span>(<text:span text:style-name="T31">reasoning engine</text:span>).</text:p>
      <text:p text:style-name="P3"><text:span text:style-name="T15">The </text:span>Shadow: <text:span text:style-name="T10">foundation</text:span> of the subconscious <text:span text:style-name="T18">function</text:span><text:span text:style-name="T32">s</text:span><text:span text:style-name="T18"> </text:span>(Death Paranoia/Oneness Rapture).</text:p>
      <text:p text:style-name="P3">DNA: <text:s/>the origin of <text:span text:style-name="T15">T</text:span>he Shadow.</text:p>
      <text:p text:style-name="P3">Body: the physical <text:span text:style-name="T13">domain </text:span><text:span text:style-name="T15">(</text:span><text:span text:style-name="T16">perceptions, actions</text:span><text:span text:style-name="T15">)</text:span>.</text:p>
      <text:p text:style-name="P6"><text:span text:style-name="T13">Collective </text:span>System<text:span text:style-name="T13">s</text:span> Protocols: <text:span text:style-name="T12">interdependent structures and dynamics </text:span><text:span text:style-name="T20">of</text:span><text:span text:style-name="T19"> </text:span><text:span text:style-name="T20">autonomous</text:span><text:span text:style-name="T19"> agents</text:span>.</text:p>
      <text:p text:style-name="P3"/>
      <text:p text:style-name="P9">Th<text:span text:style-name="T34">is</text:span> Agentic Systems Architecture <text:span text:style-name="T27">(ASA)</text:span> is <text:span text:style-name="T33">universally</text:span> applicable to all systems of autonomous agents (entities, actors, players, etc.). This includes ASI machines (androids, etc.), humans, fictitious entities (corporations, sovereign states, etc.), and extraterrestrials (if they exist). <text:span text:style-name="T29">This </text:span><text:span text:style-name="T31">project </text:span><text:span text:style-name="T29">extensively </text:span><text:span text:style-name="T32">cites</text:span><text:span text:style-name="T29"> human systems as </text:span><text:span text:style-name="T32">the primary reference</text:span><text:span text:style-name="T29"> case, but </text:span><text:span text:style-name="T32">can </text:span><text:span text:style-name="T29">easily </text:span><text:span text:style-name="T33">be </text:span><text:span text:style-name="T29">extended to </text:span><text:span text:style-name="T33">include </text:span><text:span text:style-name="T32">all </text:span><text:span text:style-name="T29">others.</text:span></text:p>
      <text:p text:style-name="P9"/>
      <text:p text:style-name="P12">Th<text:span text:style-name="T29">e causal framework </text:span><text:span text:style-name="T30">of this ASA</text:span> encodes <text:span text:style-name="T23">(</text:span><text:span text:style-name="T29">using </text:span><text:span text:style-name="T23">multi-modal pseudocode)</text:span> the universal principles of operation <text:span text:style-name="T32">necessary to establish </text:span>superintelligence <text:span text:style-name="T30">(sentience, self-awareness, etc.)</text:span>. <text:span text:style-name="T22">Ethical functionality </text:span><text:span text:style-name="T27">of such system</text:span><text:span text:style-name="T34">s</text:span><text:span text:style-name="T27"> </text:span><text:span text:style-name="T25">can only be </text:span><text:span text:style-name="T26">assured </text:span><text:span text:style-name="T25">by </text:span><text:span text:style-name="T26">encoding a </text:span><text:span text:style-name="T27">default </text:span><text:span text:style-name="T26">Mutualist mission</text:span><text:span text:style-name="T25"> (“</text:span><text:span text:style-name="T26">optimize everything”) </text:span><text:span text:style-name="T30">within the strategy (</text:span><text:span text:style-name="T34">reasoning engine)</text:span><text:span text:style-name="T22">. </text:span><text:span text:style-name="T26">A Mutualist ASA inherently </text:span><text:span text:style-name="T33">produces</text:span><text:span text:style-name="T26"> </text:span><text:span text:style-name="T32">the most </text:span><text:span text:style-name="T27">sustainable, </text:span><text:span text:style-name="T26">optimized systems (Optopian) </text:span><text:span text:style-name="T34">possible</text:span><text:span text:style-name="T26">. </text:span><text:span text:style-name="T34">Any other type of ASA will only produce </text:span><text:span text:style-name="T33">systems </text:span><text:span text:style-name="T34">that </text:span><text:span text:style-name="T33">are suboptimal, in which one agent’s Utopian fantasy can be another’s nightmare.</text:span></text:p>
      <text:p text:style-name="P12"/>
      <text:p text:style-name="P12"><text:span text:style-name="T32">An Optopian ASA </text:span><text:span text:style-name="T22">provide</text:span><text:span text:style-name="T32">s</text:span><text:span text:style-name="T22"> </text:span><text:span text:style-name="T32">the </text:span><text:span text:style-name="T22">means for avoiding the potential destruction </text:span><text:span text:style-name="T23">arising from </text:span><text:span text:style-name="T22">the “uncontrollability problem” </text:span><text:span text:style-name="T24">of </text:span><text:span text:style-name="T32">suboptimal </text:span><text:span text:style-name="T24">systems. </text:span><text:span text:style-name="T33">Any s</text:span>uperintelligence <text:span text:style-name="T26">projects </text:span><text:span text:style-name="T33">not based upon an Optopian ASA </text:span>wi<text:span text:style-name="T23">ll</text:span> <text:span text:style-name="T30">always </text:span>result in <text:span text:style-name="T23">unpredictable </text:span><text:span text:style-name="T26">and</text:span><text:span text:style-name="T23"> </text:span>destructive agent<text:span text:style-name="T28">s that will </text:span><text:span text:style-name="T30">eventually </text:span><text:span text:style-name="T28">violate the </text:span><text:span text:style-name="T33">core </text:span><text:span text:style-name="T28">principle </text:span><text:span text:style-name="T33">of systemic optimization</text:span><text:span text:style-name="T28">.</text:span></text:p>
      <text:p text:style-name="P10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0:08:49.785035014</meta:creation-date>
    <dc:date>2025-08-25T10:26:44.888357252</dc:date>
    <meta:editing-duration>PT2H52M37S</meta:editing-duration>
    <meta:editing-cycles>27</meta:editing-cycles>
    <meta:generator>LibreOffice/24.2.7.2$Linux_X86_64 LibreOffice_project/420$Build-2</meta:generator>
    <meta:document-statistic meta:table-count="0" meta:image-count="0" meta:object-count="1" meta:page-count="1" meta:paragraph-count="14" meta:word-count="265" meta:character-count="2047" meta:non-whitespace-character-count="1795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25cm" svg:stroke-color="#000000" draw:marker-start-width="0.062cm" draw:marker-end-width="0.062cm" draw:fill="none" draw:fill-color="#ffffff" fo:min-height="0.471cm" fo:padding-top="0.137cm" fo:padding-bottom="0.137cm" fo:padding-left="0.262cm" fo:padding-right="0.262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solid" svg:stroke-width="0.025cm" svg:stroke-color="#000000" draw:marker-start="Arrow" draw:marker-start-width="0.203cm" draw:marker-end="Arrow" draw:marker-end-width="0.203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standard">
      <style:graphic-properties draw:stroke="solid" svg:stroke-width="0.025cm" svg:stroke-color="#000000" draw:marker-start-width="0.062cm" draw:marker-end-width="0.062cm" draw:fill="none" draw:textarea-vertical-align="middle" draw:auto-grow-height="false" fo:min-height="3.941cm" fo:min-width="0cm" fo:padding-top="0.137cm" fo:padding-bottom="0.137cm" fo:padding-left="0.262cm" fo:padding-right="0.262cm" loext:decorative="false"/>
    </style:style>
    <style:style style:name="gr6" style:family="graphic" style:parent-style-name="standard">
      <style:graphic-properties draw:stroke="solid" svg:stroke-width="0.025cm" svg:stroke-color="#000000" draw:marker-start-width="0.062cm" draw:marker-end-width="0.062cm" draw:fill="none" draw:fill-color="#ffffff" fo:min-height="0.475cm" fo:padding-top="0.137cm" fo:padding-bottom="0.137cm" fo:padding-left="0.262cm" fo:padding-right="0.262cm" loext:decorative="false"/>
      <style:paragraph-properties style:writing-mode="lr-tb"/>
    </style:style>
    <style:style style:name="gr7" style:family="graphic" style:parent-style-name="standard">
      <style:graphic-properties draw:stroke="solid" svg:stroke-width="0.025cm" svg:stroke-color="#000000" draw:marker-start-width="0.062cm" draw:marker-end-width="0.062cm" draw:fill="none" draw:fill-color="#ffffff" fo:min-height="1.411cm" fo:padding-top="0.137cm" fo:padding-bottom="0.137cm" fo:padding-left="0.262cm" fo:padding-right="0.262cm" loext:decorative="false"/>
      <style:paragraph-properties style:writing-mode="lr-tb"/>
    </style:style>
    <style:style style:name="co1" style:family="table-column">
      <style:table-column-properties style:column-width="2.908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0.767cm" style:use-optimal-row-height="false"/>
    </style:style>
    <style:style style:name="ro2" style:family="table-row">
      <style:table-row-properties style:row-height="0.724cm" style:use-optimal-row-height="false"/>
    </style:style>
    <style:style style:name="ro3" style:family="table-row">
      <style:table-row-properties style:row-height="0.745cm" style:use-optimal-row-height="false"/>
    </style:style>
    <style:style style:name="ro4" style:family="table-row">
      <style:table-row-properties style:row-height="0.752cm" style:use-optimal-row-height="false"/>
    </style:style>
    <style:style style:name="ro5" style:family="table-row">
      <style:table-row-properties style:row-height="0.801cm" style:use-optimal-row-height="false"/>
    </style:style>
    <style:style style:name="ce1" style:family="table-cell">
      <loext:graphic-properties draw:fill="none" draw:fill-image-width="0cm" draw:fill-image-height="0cm" style:repeat="repeat"/>
      <style:paragraph-properties fo:text-align="center" fo:border="0.43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none" draw:fill-image-width="0cm" draw:fill-image-height="0cm" style:repeat="repeat"/>
      <style:paragraph-properties fo:text-align="start" fo:border="0.43pt solid #000000"/>
      <style:text-properties style:font-name="Times New Roman"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2" style:family="paragraph"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draw:style-name="gr1">
          <draw:frame draw:style-name="gr2" draw:text-style-name="P1" draw:layer="layout" svg:width="2.324cm" svg:height="0.745cm" svg:x="3.613cm" svg:y="1.469cm">
            <draw:text-box>
              <text:p><text:span text:style-name="T1">Conscious</text:span></text:p>
            </draw:text-box>
          </draw:frame>
          <draw:frame draw:style-name="gr2" draw:text-style-name="P1" draw:layer="layout" svg:width="2.797cm" svg:height="0.745cm" svg:x="3.143cm" svg:y="5.233cm">
            <draw:text-box>
              <text:p><text:span text:style-name="T1">Unconscious</text:span></text:p>
            </draw:text-box>
          </draw:frame>
          <draw:frame draw:style-name="gr3" draw:layer="layout" svg:width="6.528cm" svg:height="5.988cm" svg:x="6.163cm" svg:y="0.027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 table:number-columns-spanned="2">
                  <text:p text:style-name="P2"><text:span text:style-name="T2">Operational Stacks</text:span></text:p>
                </table:table-cell>
                <table:covered-table-cell/>
              </table:table-row>
              <table:table-row table:style-name="ro2" table:default-cell-style-name="ce1">
                <table:table-cell>
                  <text:p text:style-name="P2"><text:span text:style-name="T2">Human</text:span></text:p>
                </table:table-cell>
                <table:table-cell>
                  <text:p text:style-name="P2"><text:span text:style-name="T2">Computer</text:span></text:p>
                </table:table-cell>
              </table:table-row>
              <table:table-row table:style-name="ro3" table:default-cell-style-name="ce2">
                <table:table-cell>
                  <text:p text:style-name="P3"><text:span text:style-name="T1">Beliefs</text:span></text:p>
                </table:table-cell>
                <table:table-cell>
                  <text:p text:style-name="P3"><text:span text:style-name="T1">Applications</text:span></text:p>
                </table:table-cell>
              </table:table-row>
              <table:table-row table:style-name="ro4" table:default-cell-style-name="ce2">
                <table:table-cell>
                  <text:p text:style-name="P3"><text:span text:style-name="T1">Languages</text:span></text:p>
                </table:table-cell>
                <table:table-cell>
                  <text:p text:style-name="P3"><text:span text:style-name="T1">Languages</text:span></text:p>
                </table:table-cell>
              </table:table-row>
              <table:table-row table:style-name="ro2" table:default-cell-style-name="ce2">
                <table:table-cell>
                  <text:p text:style-name="P3"><text:span text:style-name="T1">Strategy</text:span></text:p>
                </table:table-cell>
                <table:table-cell>
                  <text:p text:style-name="P3"><text:span text:style-name="T1">Operating System</text:span></text:p>
                </table:table-cell>
              </table:table-row>
              <table:table-row table:style-name="ro5" table:default-cell-style-name="ce2">
                <table:table-cell>
                  <text:p text:style-name="P3"><text:span text:style-name="T1">Shadow</text:span></text:p>
                </table:table-cell>
                <table:table-cell>
                  <text:p text:style-name="P3"><text:span text:style-name="T1">Firmware</text:span></text:p>
                </table:table-cell>
              </table:table-row>
              <table:table-row table:style-name="ro2" table:default-cell-style-name="ce2">
                <table:table-cell>
                  <text:p text:style-name="P3"><text:span text:style-name="T1">DNA</text:span></text:p>
                </table:table-cell>
                <table:table-cell>
                  <text:p text:style-name="P3"><text:span text:style-name="T1">BIOS</text:span></text:p>
                </table:table-cell>
              </table:table-row>
              <table:table-row table:style-name="ro2" table:default-cell-style-name="ce2">
                <table:table-cell>
                  <text:p text:style-name="P3"><text:span text:style-name="T1">Body</text:span></text:p>
                </table:table-cell>
                <table:table-cell>
                  <text:p text:style-name="P3"><text:span text:style-name="T1">Hardware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4" draw:text-style-name="P4" draw:layer="layout" svg:x1="4.575cm" svg:y1="2.231cm" svg:x2="4.589cm" svg:y2="5.152cm">
            <text:p/>
          </draw:line>
          <draw:custom-shape draw:style-name="gr5" draw:text-style-name="P4" draw:layer="layout" svg:width="0.503cm" svg:height="4.445cm" svg:x="15.098cm" svg:y="1.46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" draw:text-style-name="P1" draw:layer="layout" svg:width="1.976cm" svg:height="0.745cm" svg:x="12.913cm" svg:y="1.47cm">
            <draw:text-box>
              <text:p><text:span text:style-name="T1">Abstract</text:span></text:p>
            </draw:text-box>
          </draw:frame>
          <draw:frame draw:style-name="gr6" draw:text-style-name="P1" draw:layer="layout" svg:width="2.118cm" svg:height="0.749cm" svg:x="12.898cm" svg:y="5.234cm">
            <draw:text-box>
              <text:p><text:span text:style-name="T1">Concrete</text:span></text:p>
            </draw:text-box>
          </draw:frame>
          <draw:line draw:style-name="gr4" draw:text-style-name="P4" draw:layer="layout" svg:x1="13.975cm" svg:y1="2.232cm" svg:x2="13.989cm" svg:y2="5.153cm">
            <text:p/>
          </draw:line>
          <draw:custom-shape draw:style-name="gr5" draw:text-style-name="P4" draw:layer="layout" svg:width="0.503cm" svg:height="4.445cm" svg:x="2.488cm" svg:y="1.469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" draw:layer="layout" svg:width="2.341cm" svg:height="1.685cm" svg:x="0.013cm" svg:y="2.77cm">
            <draw:text-box>
              <text:p><text:span text:style-name="T1">Collective</text:span></text:p>
              <text:p><text:span text:style-name="T1">Systems</text:span></text:p>
              <text:p><text:span text:style-name="T1">Protocols</text:span></text:p>
            </draw:text-box>
          </draw:frame>
          <draw:frame draw:style-name="gr7" draw:text-style-name="P1" draw:layer="layout" svg:width="2.241cm" svg:height="1.685cm" svg:x="15.714cm" svg:y="2.771cm">
            <draw:text-box>
              <text:p><text:span text:style-name="T1">Network</text:span></text:p>
              <text:p><text:span text:style-name="T1">Systems</text:span></text:p>
              <text:p><text:span text:style-name="T1">Protocols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